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officeooo:rsid="00105148" officeooo:paragraph-rsid="00105148"/>
    </style:style>
    <style:style style:name="T1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addeus Harris</text:p>
      <text:p text:style-name="P1">ENCP 2000</text:p>
      <text:p text:style-name="P1">9/17/2024</text:p>
      <text:p text:style-name="P1"/>
      <text:p text:style-name="P1">1. The discipline I chose to research is transportation, the main functions I chose to research were under the umbrella of transportation planning.</text:p>
      <text:p text:style-name="P1">2. I am interesting in transportation planning because I find the idea of mathematical modeling interesting, and <text:span text:style-name="T1">I plan to take a dynamical systems course for my mathematics minor in the future, or pursue a network science minor and continue to self study math on my own time.</text:span></text:p>
      <text:p text:style-name="P1"><text:span text:style-name="T1">3. Route selection, corridor and location studies, demand forecasting, B/C A and transit systems planning interests me in particular, as transit systems have the potential to last over a hundred years into the future, as is the case with many rail systems, which means that planning the initial route is important for generations to come.</text:span></text:p>
      <text:p text:style-name="P1"><text:span text:style-name="T1">4. I would ask someone in transportation planning if there is any courses I should take or anything in specific I should know to better prepare myself for transportation planning.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8T23:56:47.035235884</meta:creation-date>
    <dc:date>2024-09-19T00:07:04.931075372</dc:date>
    <meta:editing-duration>PT10M18S</meta:editing-duration>
    <meta:editing-cycles>1</meta:editing-cycles>
    <meta:document-statistic meta:table-count="0" meta:image-count="0" meta:object-count="0" meta:page-count="1" meta:paragraph-count="7" meta:word-count="161" meta:character-count="974" meta:non-whitespace-character-count="819"/>
    <meta:generator>LibreOffice/7.6.7.2$Linux_X86_64 LibreOffice_project/60$Build-2</meta:generator>
  </office:meta>
</office:document-meta>
</file>